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8.5cm" table:align="margins"/>
    </style:style>
    <style:style style:name="Tableau1.A" style:family="table-column">
      <style:table-column-properties style:column-width="18.5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5cm" table:align="margins"/>
    </style:style>
    <style:style style:name="Tableau4.A" style:family="table-column">
      <style:table-column-properties style:column-width="18.5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5cm" table:align="margins"/>
    </style:style>
    <style:style style:name="Tableau5.A" style:family="table-column">
      <style:table-column-properties style:column-width="18.5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style:font-name="Courier 10 Pitch" fo:font-size="9pt" style:font-size-asian="9pt" style:font-size-complex="9pt"/>
    </style:style>
    <style:style style:name="P2" style:family="paragraph" style:parent-style-name="Standard">
      <style:paragraph-properties fo:padding="0.049cm" fo:border-left="none" fo:border-right="none" fo:border-top="none" fo:border-bottom="0.06pt solid #000000" style:shadow="none"/>
      <style:text-properties fo:color="#666666" style:font-name="Liberation Sans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fo:font-weight="bold" style:font-weight-asian="bold" style:font-weight-complex="bold"/>
    </style:style>
    <style:style style:name="P6" style:family="paragraph" style:parent-style-name="Standard">
      <style:text-properties style:font-name="Liberation Sans" fo:font-size="5pt" style:font-size-asian="4.34999990463257pt" style:font-size-complex="5pt"/>
    </style:style>
    <style:style style:name="P7" style:family="paragraph" style:parent-style-name="Standard">
      <style:text-properties style:font-name="Liberation Sans" fo:font-size="11pt" style:font-size-asian="9.60000038146973pt" style:font-size-complex="11pt"/>
    </style:style>
    <style:style style:name="P8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5pt" fo:font-style="italic" fo:font-weight="bold" officeooo:paragraph-rsid="000a0713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8pt" fo:font-style="normal" fo:font-weight="bold" officeooo:paragraph-rsid="000a071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able_20_Contents">
      <style:text-properties style:font-name="Liberation Sans" fo:font-size="11pt" style:font-size-asian="11pt" style:font-size-complex="11pt"/>
    </style:style>
    <style:style style:name="P12" style:family="paragraph" style:parent-style-name="Table_20_Contents">
      <style:text-properties style:font-name="Liberation Sans" fo:font-size="11pt" officeooo:paragraph-rsid="000cecd8" style:font-size-asian="11pt" style:font-size-complex="11pt"/>
    </style:style>
    <style:style style:name="P13" style:family="paragraph" style:parent-style-name="Table_20_Contents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1.251cm" fo:margin-right="0cm" fo:text-indent="0cm" style:auto-text-indent="false"/>
      <style:text-properties style:font-name="Liberation Sans" fo:font-size="11pt" style:font-size-asian="11pt" style:font-size-complex="11pt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style:font-name="Liberation Sans" fo:font-size="11pt" officeooo:paragraph-rsid="000cecd8" style:font-size-asian="11pt" style:font-size-complex="11pt"/>
    </style:style>
    <style:style style:name="P16" style:family="paragraph" style:parent-style-name="Table_20_Contents">
      <style:paragraph-properties fo:margin-left="1.251cm" fo:margin-right="0cm" fo:text-indent="0cm" style:auto-text-indent="false"/>
      <style:text-properties style:font-name="Liberation Sans" fo:font-size="5pt" style:font-size-asian="4.34999990463257pt" style:font-size-complex="5pt"/>
    </style:style>
    <style:style style:name="P17" style:family="paragraph" style:parent-style-name="Standard">
      <style:paragraph-properties fo:padding="0cm" fo:border="none" style:shadow="none"/>
      <style:text-properties fo:color="#000000" style:font-name="Liberation Sans" fo:font-size="12pt" style:font-size-asian="12pt" style:font-size-complex="12pt"/>
    </style:style>
    <style:style style:name="P18" style:family="paragraph" style:parent-style-name="Standard">
      <style:paragraph-properties fo:padding="0cm" fo:border="none" style:shadow="none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 style:list-style-name="L12">
      <style:text-properties style:font-name="Liberation Sans" fo:font-size="11pt" style:font-size-asian="11pt" style:font-size-complex="11pt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Courier 10 Pitch" fo:font-size="10pt" style:font-size-asian="10pt" style:font-size-complex="10pt"/>
    </style:style>
    <style:style style:name="P22" style:family="paragraph">
      <style:text-properties style:font-name="Courier 10 Pitch" fo:font-size="10pt" style:font-size-asian="10pt" style:font-size-complex="10pt"/>
    </style:style>
    <style:style style:name="T1" style:family="text">
      <style:text-properties officeooo:rsid="00230da5"/>
    </style:style>
    <style:style style:name="T2" style:family="text">
      <style:text-properties officeooo:rsid="00165a1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c5e3" style:font-weight-asian="bold" style:font-weight-complex="bold"/>
    </style:style>
    <style:style style:name="T5" style:family="text">
      <style:text-properties fo:font-weight="bold" officeooo:rsid="002121b9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a594d"/>
    </style:style>
    <style:style style:name="T9" style:family="text">
      <style:text-properties officeooo:rsid="000be93f"/>
    </style:style>
    <style:style style:name="T10" style:family="text">
      <style:text-properties officeooo:rsid="000cecd8"/>
    </style:style>
    <style:style style:name="T11" style:family="text">
      <style:text-properties officeooo:rsid="0011c5e3"/>
    </style:style>
    <style:style style:name="T12" style:family="text">
      <style:text-properties officeooo:rsid="0014b074"/>
    </style:style>
    <style:style style:name="T13" style:family="text">
      <style:text-properties officeooo:rsid="00179415"/>
    </style:style>
    <style:style style:name="T14" style:family="text">
      <style:text-properties officeooo:rsid="00197e9b"/>
    </style:style>
    <style:style style:name="T15" style:family="text">
      <style:text-properties officeooo:rsid="001d60fe"/>
    </style:style>
    <style:style style:name="T16" style:family="text">
      <style:text-properties officeooo:rsid="001f4eb8"/>
    </style:style>
    <style:style style:name="T17" style:family="text">
      <style:text-properties officeooo:rsid="002121b9"/>
    </style:style>
    <style:style style:name="T18" style:family="text">
      <style:text-properties officeooo:rsid="002362dc"/>
    </style:style>
    <style:style style:name="T19" style:family="text">
      <style:text-properties style:font-name="Courier 10 Pitch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fill="none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852cm" style:run-through="foreground"/>
    </style:style>
    <style:style style:name="gr6" style:family="graphic">
      <style:graphic-properties draw:fill="none" draw:textarea-horizontal-align="center" draw:textarea-vertical-align="middle" style:run-through="foreground"/>
    </style:style>
    <style:style style:name="gr7" style:family="graphic">
      <style:graphic-properties draw:stroke="dash" draw:stroke-dash="Ultrafine_20_Dashed" draw:marker-end="Line_20_Arrow" draw:marker-end-width="0.15cm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59cm" style:run-through="foreground"/>
    </style:style>
    <style:style style:name="gr9" style:family="graphic">
      <style:graphic-properties draw:stroke="none" svg:stroke-color="#000000" draw:fill="none" draw:fill-color="#ffffff" fo:min-height="0.5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8">GSB-RV – Module Délégué Régional</text:span></text:p>
      <text:p text:style-name="P9">Besoins Fonctionnels</text:p>
      <text:p text:style-name="P4"/>
      <text:p text:style-name="P2">1- Diagramme des cas d'utilisation</text:p>
      <text:p text:style-name="P4"/>
      <text:p text:style-name="P4"/>
      <text:p text:style-name="P4"/>
      <text:p text:style-name="P4"><draw:g text:anchor-type="paragraph" draw:z-index="0" draw:style-name="gr1"><draw:g draw:style-name="gr2"><draw:circle draw:style-name="gr3" draw:text-style-name="P20" svg:width="0.629cm" svg:height="0.629cm" svg:x="2.75cm" svg:y="0.089cm"><text:p/></draw:circle><draw:line draw:style-name="gr4" draw:text-style-name="P20" svg:x1="3.066cm" svg:y1="0.718cm" svg:x2="3.066cm" svg:y2="1.325cm"><text:p/></draw:line><draw:line draw:style-name="gr4" draw:text-style-name="P20" svg:x1="2.72cm" svg:y1="0.852cm" svg:x2="3.42cm" svg:y2="0.852cm"><text:p/></draw:line><draw:line draw:style-name="gr4" draw:text-style-name="P20" svg:x1="3.069cm" svg:y1="1.323cm" svg:x2="2.683cm" svg:y2="1.709cm"><text:p/></draw:line><draw:line draw:style-name="gr4" draw:text-style-name="P20" svg:x1="3.066cm" svg:y1="1.323cm" svg:x2="3.458cm" svg:y2="1.715cm"><text:p/></draw:line><draw:frame draw:style-name="gr5" draw:text-style-name="P21" svg:width="2.377cm" svg:height="0.853cm" svg:x="1.942cm" svg:y="1.9cm"><draw:text-box><text:p text:style-name="P20"><text:span text:style-name="T19">Délégué</text:span></text:p><text:p text:style-name="P20"><text:span text:style-name="T19">Régional</text:span></text:p></draw:text-box></draw:frame></draw:g><draw:ellipse draw:style-name="gr6" draw:text-style-name="P21" svg:width="5.649cm" svg:height="1.68cm" svg:x="5.572cm" svg:y="-0.968cm"><text:p text:style-name="P20"><text:span text:style-name="T19">Consulter</text:span></text:p><text:p text:style-name="P20"><text:span text:style-name="T19">le rapport de visite</text:span></text:p><text:p text:style-name="P20"><text:span text:style-name="T19">d'un visiteur</text:span></text:p></draw:ellipse><draw:ellipse draw:style-name="gr6" draw:text-style-name="P21" svg:width="5.534cm" svg:height="1.551cm" svg:x="5.572cm" svg:y="1.456cm"><text:p text:style-name="P20"><text:span text:style-name="T19">Consulter la</text:span></text:p><text:p text:style-name="P20"><text:span text:style-name="T19">liste des praticiens</text:span></text:p><text:p text:style-name="P20"><text:span text:style-name="T19">hésitants </text:span></text:p></draw:ellipse><draw:ellipse draw:style-name="gr6" draw:text-style-name="P21" svg:width="3.499cm" svg:height="1.234cm" svg:x="13.443cm" svg:y="0.507cm"><text:p text:style-name="P20"><text:span text:style-name="T19">S'authentifier</text:span></text:p></draw:ellipse><draw:line draw:style-name="gr7" draw:text-style-name="P20" svg:x1="11.12cm" svg:y1="0.189cm" svg:x2="13.51cm" svg:y2="0.972cm"><text:p/></draw:line><draw:line draw:style-name="gr4" draw:text-style-name="P20" svg:x1="3.792cm" svg:y1="0.988cm" svg:x2="5.856cm" svg:y2="0.263cm"><text:p/></draw:line><draw:line draw:style-name="gr4" draw:text-style-name="P20" svg:x1="3.761cm" svg:y1="1.429cm" svg:x2="5.777cm" svg:y2="1.948cm"><text:p/></draw:line><draw:line draw:style-name="gr7" draw:text-style-name="P20" svg:x1="11.105cm" svg:y1="2.2cm" svg:x2="13.619cm" svg:y2="1.397cm"><text:p/></draw:line><draw:frame draw:style-name="gr8" draw:text-style-name="P22" svg:width="2.504cm" svg:height="0.56cm" svg:x="11.889cm" svg:y="0.043cm"><draw:text-box><text:p><text:span text:style-name="T19">&lt;&lt;include&gt;&gt;</text:span></text:p></draw:text-box></draw:frame><draw:frame draw:style-name="gr9" draw:text-style-name="P22" svg:width="2.562cm" svg:height="0.581cm" svg:x="11.844cm" svg:y="1.934cm"><draw:text-box><text:p><text:span text:style-name="T19">&lt;&lt;include&gt;&gt;</text:span></text:p></draw:text-box></draw:frame></draw:g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">2- Description des cas d'utilisation</text:p>
      <text:p text:style-name="P6"/>
      <text:p text:style-name="P8">2.1- UC "S'authentifier"</text:p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<text:span text:style-name="T3">Nom du cas d'utilisation :</text:span> S'authentifier</text:p>
          </table:table-cell>
        </table:table-row>
        <table:table-row>
          <table:table-cell table:style-name="Tableau1.A2" office:value-type="string">
            <text:p text:style-name="P11"><text:span text:style-name="T3">Acteur déclencheur :</text:span> <text:span text:style-name="T10">Délégué régional</text:span></text:p>
          </table:table-cell>
        </table:table-row>
        <table:table-row>
          <table:table-cell table:style-name="Tableau1.A2" office:value-type="string">
            <text:p text:style-name="P11">Le cas commence quand le délégué régional demande à se connecter.</text:p>
          </table:table-cell>
        </table:table-row>
        <table:table-row>
          <table:table-cell table:style-name="Tableau1.A2" office:value-type="string">
            <text:p text:style-name="P11"><text:span text:style-name="T3">Pré-conditions :</text:span> néant</text:p>
          </table:table-cell>
        </table:table-row>
        <table:table-row>
          <table:table-cell table:style-name="Tableau1.A2" office:value-type="string">
            <text:p text:style-name="P12"><text:span text:style-name="T3">Post-conditions :</text:span> Le délégué régional est authentifié <text:span text:style-name="T9">et a accès à l'ensemble des fonctionnalités</text:span></text:p>
          </table:table-cell>
        </table:table-row>
        <table:table-row>
          <table:table-cell table:style-name="Tableau1.A2" office:value-type="string">
            <text:p text:style-name="P13">Scénario nominal :</text:p>
            <text:p text:style-name="P14">1- Le système demande <text:span text:style-name="T15">le matricule</text:span>.</text:p>
            <text:p text:style-name="P15">2- Le délégué régional saisit son <text:span text:style-name="T15">matricule</text:span>.</text:p>
            <text:p text:style-name="P14">3- Le système demande le mot de passe.</text:p>
            <text:p text:style-name="P15">4- Le délégué régional saisit son mot de passe.</text:p>
            <text:p text:style-name="P14">5- Le système contrôle <text:span text:style-name="T15">le matricule </text:span>et le mot de passe.</text:p>
            <text:p text:style-name="P14">6- Le système <text:span text:style-name="T8">active l'interface utilisateur</text:span></text:p>
          </table:table-cell>
        </table:table-row>
        <table:table-row>
          <table:table-cell table:style-name="Tableau1.A2" office:value-type="string">
            <text:p text:style-name="P11"><text:span text:style-name="T6">Scénario alternatif A5.a :</text:span> <text:span text:style-name="T15">Le matricule</text:span> est inconnu ou le mot de passe est incorrect</text:p>
            <text:p text:style-name="P15">5.a.1- Le système informe <text:span text:style-name="T13">le </text:span>délégué régional de l'échec de l'authentification.</text:p>
            <text:p text:style-name="P14">5.a.2- Le cas d'utilisation reprend à l'étape 1 du scénario nominal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span text:style-name="T3">2.</text:span><text:span text:style-name="T5">2</text:span><text:span text:style-name="T3">- UC "Consulter le </text:span><text:span text:style-name="T4">rapport de visite </text:span><text:span text:style-name="T3">d'un visiteur"</text:span></text:p>
      <text:p text:style-name="P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<text:span text:style-name="T3">Nom du cas d'utilisation :</text:span> Consulter le <text:span text:style-name="T11">rapport de visite</text:span> d'un visiteur</text:p>
          </table:table-cell>
        </table:table-row>
        <table:table-row>
          <table:table-cell table:style-name="Tableau4.A2" office:value-type="string">
            <text:p text:style-name="P11"><text:span text:style-name="T3">Acteur déclencheur :</text:span> Délégué régional</text:p>
          </table:table-cell>
        </table:table-row>
        <table:table-row>
          <table:table-cell table:style-name="Tableau4.A2" office:value-type="string">
            <text:p text:style-name="P11">Le cas commence quand le délégué régional demande à consulter le <text:span text:style-name="T11">rapport de visite</text:span> d'un visiteur.</text:p>
          </table:table-cell>
        </table:table-row>
        <table:table-row>
          <table:table-cell table:style-name="Tableau4.A2" office:value-type="string">
            <text:p text:style-name="P11"><text:span text:style-name="T3">Pré-conditions :</text:span> Le délégué régional est authentifié.</text:p>
          </table:table-cell>
        </table:table-row>
        <table:table-row>
          <table:table-cell table:style-name="Tableau4.A2" office:value-type="string">
            <text:p text:style-name="P11"><text:span text:style-name="T3">Post-conditions :</text:span> Le <text:span text:style-name="T11">rapport de visite</text:span> est marqué comme "lu".</text:p>
          </table:table-cell>
        </table:table-row>
        <table:table-row>
          <table:table-cell table:style-name="Tableau4.A2" office:value-type="string">
            <text:p text:style-name="P13">Scénario nominal :</text:p>
            <text:p text:style-name="P14">1- Le système affiche la liste des visiteurs.</text:p>
            <text:p text:style-name="P14">2- Le délégué régional sélectionne un visiteur.</text:p>
            <text:p text:style-name="P14">3- Le système demande le mois et l'année.</text:p>
            <text:p text:style-name="P14">4- Le délégué régional sélectionne le mois et l'année.</text:p>
            <text:p text:style-name="P14">5- Le système affiche les <text:span text:style-name="T11">rapports de visite</text:span>.</text:p>
            <text:p text:style-name="P14">6- Le délégué régional sélectionne un <text:span text:style-name="T11">rapport de visite</text:span>.</text:p>
            <text:p text:style-name="P14">7- Le système affiche <text:span text:style-name="T11">le rapport de visite</text:span>.</text:p>
            <text:p text:style-name="P14">8- Le système enregistre le fait que le <text:span text:style-name="T11">rapport de visite </text:span>a été consulté.</text:p>
          </table:table-cell>
        </table:table-row>
        <table:table-row>
          <table:table-cell table:style-name="Tableau4.A2" office:value-type="string">
            <text:p text:style-name="P11"><text:span text:style-name="T6">Contraintes :</text:span> </text:p>
            <text:p text:style-name="P14">La liste des <text:span text:style-name="T11">rapports de visite</text:span> est présentée sous forme tabulaire. </text:p>
            <text:p text:style-name="P14">La liste des <text:span text:style-name="T11">rapports de visite</text:span> est présentée dans l'ordre chronologique <text:span text:style-name="T13">inverse</text:span>.</text:p>
            <text:p text:style-name="P14">Les <text:span text:style-name="T11">rapports de visite</text:span> déjà consultés par le délégué régional <text:span text:style-name="T14">sont distingués des rapports de visite non encore lus</text:span>.</text:p>
            <text:p text:style-name="P14">La liste des <text:span text:style-name="T11">rapports de visite</text:span> fait apparaître le nom du praticien, la ville, la date de visite et la date de rédaction.</text:p>
            <text:p text:style-name="P14">Lors de la consultation d'un <text:span text:style-name="T11">rapport de visite</text:span>, toutes les informations qui lui sont relatives doivent-être affichées.</text:p>
          </table:table-cell>
        </table:table-row>
      </table:table>
      <text:p text:style-name="P7"/>
      <text:p text:style-name="P7"/>
      <text:p text:style-name="P18">2.<text:span text:style-name="T17">3</text:span>- UC "Consulter la liste des praticiens hésitants"</text:p>
      <text:p text:style-name="P6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1"><text:span text:style-name="T3">Nom du cas d'utilisation :</text:span> Consulter la liste des praticiens hésitants</text:p>
          </table:table-cell>
        </table:table-row>
        <table:table-row>
          <table:table-cell table:style-name="Tableau5.A2" office:value-type="string">
            <text:p text:style-name="P11"><text:span text:style-name="T3">Acteur déclencheur :</text:span> Délégué régional</text:p>
          </table:table-cell>
        </table:table-row>
        <table:table-row>
          <table:table-cell table:style-name="Tableau5.A2" office:value-type="string">
            <text:p text:style-name="P11">Le cas commence quand le délégué régional demande à consulter la liste des praticiens "hésitants".</text:p>
          </table:table-cell>
        </table:table-row>
        <table:table-row>
          <table:table-cell table:style-name="Tableau5.A2" office:value-type="string">
            <text:p text:style-name="P11"><text:span text:style-name="T3">Pré-conditions :</text:span> Le délégué régional est authentifié.</text:p>
          </table:table-cell>
        </table:table-row>
        <table:table-row>
          <table:table-cell table:style-name="Tableau5.A2" office:value-type="string">
            <text:p text:style-name="P11"><text:span text:style-name="T3">Post-conditions :</text:span><text:span text:style-name="T7"> néant</text:span></text:p>
          </table:table-cell>
        </table:table-row>
        <table:table-row>
          <table:table-cell table:style-name="Tableau5.A2" office:value-type="string">
            <text:p text:style-name="P13">Scénario nominal :</text:p>
            <text:p text:style-name="P14">1- Le système affiche les critères de tri.</text:p>
            <text:p text:style-name="P14">2- Le délégué régional sélectionne <text:span text:style-name="T16">le</text:span> critère de tri.</text:p>
            <text:p text:style-name="P14">3- Le système affiche la liste de praticiens hésitants <text:span text:style-name="T16">triée </text:span></text:p>
          </table:table-cell>
        </table:table-row>
        <table:table-row>
          <table:table-cell table:style-name="Tableau5.A2" office:value-type="string">
            <text:p text:style-name="P11"><text:span text:style-name="T6">Contraintes :</text:span> </text:p>
            <text:p text:style-name="P14">Les critères de tri sont :</text:p>
            <text:list xml:id="list6355123868208735963" text:style-name="L12">
              <text:list-item>
                <text:p text:style-name="P19">Le coefficient de confiance (affichage dans l'ordre croissant) ;</text:p>
              </text:list-item>
              <text:list-item>
                <text:p text:style-name="P19">Le temps écoulé depuis la dernière visite (affichage dans l'ordre <text:span text:style-name="T16">chronologique inverse</text:span>) ;</text:p>
              </text:list-item>
              <text:list-item>
                <text:p text:style-name="P19">Le coefficient de notoriété du praticien (affichage dans l'ordre décroissant).</text:p>
              </text:list-item>
            </text:list>
            <text:p text:style-name="P16"/>
            <text:p text:style-name="P14">La liste des praticiens hésitants <text:span text:style-name="T12">fait</text:span> apparaître le nom et la ville du praticien.</text:p>
          </table:table-cell>
        </table:table-row>
      </table:table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style:font-name="Courier 10 Pitch" fo:font-size="9pt" style:font-size-asian="9pt" style:font-size-complex="9pt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06pt solid #000000" fo:border-bottom="none" style:shadow="none"/>
      <style:text-properties style:font-name="Courier 10 Pitch" fo:font-size="10pt" style:font-size-asian="10pt" style:font-size-complex="10pt"/>
    </style:style>
    <style:style style:name="MT1" style:family="text">
      <style:text-properties officeooo:rsid="00230da5"/>
    </style:style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GSB-RV-DR</text:span> – Besoins Fonctionnels<text:tab/></text:p>
      </style:header>
      <style:footer>
        <text:p text:style-name="MP2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ve </meta:initial-creator>
    <meta:creation-date>2014-02-05T11:35:06</meta:creation-date>
    <dc:date>2019-04-15T15:06:01.966448106</dc:date>
    <meta:editing-duration>PT3H35M14S</meta:editing-duration>
    <meta:editing-cycles>54</meta:editing-cycles>
    <meta:generator>LibreOffice/4.3.3.2$Linux_X86_64 LibreOffice_project/430m0$Build-2</meta:generator>
    <dc:creator>Lionel ROMAIN</dc:creator>
    <meta:document-statistic meta:table-count="3" meta:image-count="0" meta:object-count="0" meta:page-count="2" meta:paragraph-count="59" meta:word-count="503" meta:character-count="3138" meta:non-whitespace-character-count="2689"/>
  </office:meta>
</office:document-meta>
</file>